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office:automatic-styles>
  <office:body>
    <office:text>
      <text:p text:style-name="Title">Tumor-informed versus tumor-agnostic approaches in addressing minimal residual disease — unraveling the optimal strategy (writing)</text:p>
      <text:h text:style-name="Heading_20_2" text:outline-level="2"><text:bookmark-start text:name="ii.-tumor-agnostic-strategies"/>II. Tumor-agnostic strategies<text:bookmark-end text:name="ii.-tumor-agnostic-strategies"/></text:h>
      <text:p text:style-name="First_20_paragraph">Purely methylation-based tests have sucessfuly been used to assess MRD in a tumor-agnostic manner. Indeed, these biomarkers hold great value for this specific approach, because of their widespread and common occurrence in cancer, which contrasts the higher tumor and clonal specificity that genetic variants exhibit [@haoDNAMethylationMarkers2017; @luoCirculatingTumorDNA2020b].</text:p>
      <text:h text:style-name="Heading_20_3" text:outline-level="3"><text:bookmark-start text:name="wif1-and-npy"/>WIF1 and NPY<text:bookmark-end text:name="wif1-and-npy"/></text:h>
      <text:p text:style-name="First_20_paragraph">One of the most relevant examples are the WIF1 and NPY genes, which have consistently been found to be hypermethylated in CRC tissue and have been proposed as blood biomarkers for ctDNA and MRD detection [@roperchAberrantMethylationNPY2013; @garrigouStudyHypermethylatedCirculating2016]. For instance, one study assessed the methylation status of these genes via digital PCR in a retrospective cohort of 1345 stage III CRC patients from the IDEA-FRANCE clinical trial (NCT00958737). A total of 140 patients tested positive for ctDNA (13.8%), and their 3-year DFS proved to be significantly lower than the ctDNA-negative group (66.39% vs. 76.71%) [@taiebPrognosticValueRelation2021]. A digital PCR platform was also able to achieve 95.5% sensitivity and 100% specificity in a cohort of 22 liquid biopsies [@oversDetectionSpecificHypermethylated2021a].</text:p>
      <text:h text:style-name="Heading_20_3" text:outline-level="3"><text:bookmark-start text:name="bcat1-and-ikzf1"/>BCAT1 and IKZF1<text:bookmark-end text:name="bcat1-and-ikzf1"/></text:h>
      <text:p text:style-name="First_20_paragraph">The methylation levels of BCAT1 and IKZF1 in ctDNA has also been correlated to CRC tumor presence. In a prospective study of 142 stage I-III CRC patients, the aberrant methylation of these two genes was found in 19 patients (13.38%), which exhibited higher risk of recurrence (HR = 5.7) and lesser 3-year RFS (56.5% vs. 83.3% in ctDNA-negative patients) [@pedersenDetectionMethylatedBCAT12022]. The relevance of BCAT1 and IKZF1 has been leveraged by the laboratory-developed test Colvera (CSIRO), which in its latest iteration has exhibited values of sensitivity and specificity as high as 62% and 98.3%, respectively [@vuceticClinicalPerformanceMethylationbased2021].</text:p>
      <text:h text:style-name="Heading_20_3" text:outline-level="3"><text:bookmark-start text:name="sept9"/>SEPT9<text:bookmark-end text:name="sept9"/></text:h>
      <text:p text:style-name="First_20_paragraph">SEPT9, which has extensively been studied for CRC early detection and is at the base of the FDA-approved Epi proColon commercial assay (Epigenomics AG) has also been proposed for MRD detection [@wangAdvancePlasmaSEPT92018]. After tumoral resection, the detection of methylated SEPT9 was able to predict the risk of recurrence in a cohort of 426 stage II-II CRC patients, among which RFS was decreased (HR = 5.83) [@yuanCirculatingMethylatedSEPT92022].</text:p>
      <text:h text:style-name="Heading_20_3" text:outline-level="3"><text:bookmark-start text:name="genome-wide"/>Genome-wide<text:bookmark-end text:name="genome-wide"/></text:h>
      <text:p text:style-name="First_20_paragraph"><text:a xlink:type="simple" xlink:href="https://www.ncbi.nlm.nih.gov/pmc/articles/PMC10541738/" office:name=""><text:span text:style-name="Definition">Response prediction by mutation- or methylation-specific detection of ctDNA dynamics in pretreated metastatic colorectal cancer - PMC</text:span></text:a></text:p>
      <text:h text:style-name="Heading_20_2" text:outline-level="2"><text:bookmark-start text:name="iii.-tumor-informed-strategies"/>III. Tumor-informed strategies<text:bookmark-end text:name="iii.-tumor-informed-strategies"/></text:h>
      <text:p text:style-name="First_20_paragraph">As previously stated, the tumor-informed approach, aims to molecularly characterize the tumor tissue prior to ctDNA detection. This way, a bespoke ctDNA assay can be created to directly target the specific mutations of said tumor. The addition of tumor sequencing has both advantages and disadvantages when compared to the tumor-agnostic strategy.</text:p>
      <text:p text:style-name="Text_20_body">[CHIP]</text:p>
      <text:p text:style-name="Text_20_body">However, the addition of tumor sequencing comes at a cost, both in terms of he</text:p>
      <text:p text:style-name="Text_20_body">Focusing only on variants found in tumor tissue also raises the question of tumor heterogeneity and resistance mechanisms, where treatment may lead to the appearance or increase of different clonal cells harboring different mutations than those initially found. Thus, potential new variants could be omitted.</text:p>
      <text:h text:style-name="Heading_20_3" text:outline-level="3"><text:bookmark-start text:name="dynamic-trial-safeseqs-approach"/>DYNAMIC trial (SafeSeqS approach)<text:bookmark-end text:name="dynamic-trial-safeseqs-approach"/></text:h>
      <text:p text:style-name="P1">Añadir sobre la capacidad de detección.<text:line-break/>El primero de TIE van solo a por una y el segundo por al menos una??? revisar</text:p>
      <text:p text:style-name="First_20_paragraph">A growing body of research and clinical trial results has revealed the usefulness of tumor-informed approaches to MRD detection.</text:p>
      <text:p text:style-name="Text_20_body">One of the earliest key studies that supported this approach was performed in a prospective cohort of 230 CRC stage II patients (trial ACTRN12612000326897), where ctDNA detection after resection showed higher risk of recurrence as determined by a CT scan. Initially, the variant with the highest allele frequency in FFPE tumor tissue was determined for each patient using targeted multiplex PCR aiming for 15 genes relevant to CRC cancer. Afterwards, those variants were tracked using a personalized Safe-SeqS assay, an UMI-based approach that enables deep sequencing with error correction [@kindeDetectionQuantificationRare2011]. Patients were then classified as ctDNA-positive or -negative, depending on the finding of said mutations in plasma. The results showed that postoperative ctDNA-positive status was related to higher risk of recurrence among patients not treated with adjuvant chemotherapy (HR = 18; 95%CI = 7.9-40) [@tieCirculatingTumorDNA2016].</text:p>
      <text:p text:style-name="Text_20_body">The same tumor-informed approach was adopted in the DYNAMIC trial (ACTRN12615000381583), which further studied the possibility of using the postoperative ctDNA status as a basis for making treatment decisions for patients with CRC stage II. By random assignment, patients were assigned to an standard management group (n = 153) or a ctDNA-guided management group (n = 302). In this approximation, patients that were ctDNA-positive at 4 or 7 weeks after surgery were recommended to receive adjuvant oxaliplatin- or fluoropyrimidine-based chemotherapy. Conversely, patients testing negative for ctDNA did not receive adjuvant chemotherapy. The RFS for the ctDNA-guided group was comparable to that of the standard management group (93.5% vs. 92.4%), indicating the suitability of chemotherapy reduction in ctDNA negative patients [@tieCirculatingTumorDNA2022].</text:p>
      <text:h text:style-name="Heading_20_3" text:outline-level="3"><text:bookmark-start text:name="signatera-assay-galaxy-trial-and-bespoke-trial"/>Signatera assay: GALAXY trial and BESPOKE trial<text:bookmark-end text:name="signatera-assay-galaxy-trial-and-bespoke-trial"/></text:h>
      <text:p text:style-name="First_20_paragraph">The Signatera assay (Natera) has become a prominent advocate of the tumor-informed approach. In brief, whole exome sequencing is performed on both primary tumor tissue and matched normal tissue to work out a set of 16 or more mutations. These are subsequently considered for the creation of a bespoke test based on ultradeep multiplex PCR, which is used to detect ctDNA and monitorize MRD.</text:p>
      <text:p text:style-name="Text_20_body">One key study that employs this approach in CRC is the GALAXY trial (UMIN000039205), part of the CIRCULATE-Japan study. Here, a cohort of 1039 patients with resectable CRC (stages II-IV) was subject to an observational study, with postoperative ctDNA status determination and follow-up to a median of 16.74 months. After surgery, the ctDNA status was used as the criterion for patient assignment to one of two related clinical trials: patients that tested positive for ctDNA were assigned to the ALTAIR trial, assessing the adequacy of chemotherapy escalation, and ctDNA-negative patients were assigned to the VEGA trial, studying the noninferiority of treatment deescalation. The ctDNA determination exhibited prognostic value, with patients that tested positive at 4 weeks after surgery showing an increased risk of recurrence (HR = 10.0) [@kotaniMolecularResidualDisease2023].</text:p>
      <text:p text:style-name="Text_20_body">The Signatera assay is also the centerpiece of the ongoing BESPOKE clinical trial (NCT04264702).[@kasiBESPOKEStudyProtocol2021].</text:p>
      <text:p text:style-name="P2">thereby expanding upon the results of the aforementioned DYNAMIC trial.</text:p>
      <text:p text:style-name="First_20_paragraph"><text:a xlink:type="simple" xlink:href="https://dailynews.ascopubs.org/do/studies-confirm-utility-ctdna-guiding-adjuvant-chemotherapy-crc" office:name=""><text:span text:style-name="Definition">Studies Confirm the Utility of ctDNA in Guiding Adjuvant Chemotherapy in CRC | ASCO Daily News</text:span></text:a>^^^^^ First results of the Signatera assay</text:p>
      <text:h text:style-name="Heading_20_3" text:outline-level="3"><text:bookmark-start text:name="other-trials"/>Other trials<text:bookmark-end text:name="other-trials"/></text:h>
      <text:p text:style-name="First_20_paragraph">Studies using non-commercial tumor-informed assays have also rendered insightful results. One study used a custom targeted panel of 29 genes to study tumor tissue mutations, and performed a ctDNA-based follow-up of said variants using ddPCR. The detection of ctDNA after surgery was significantly associated to lower disease free survival (HR = 6.96), and so was the tracking across multiple postsurgical samples (HR = 8.03) [@tarazonaTargetedNextgenerationSequencing2019].</text:p>
      <text:p text:style-name="Text_20_body">Other recent studies have explored the</text:p>
      <text:h text:style-name="Heading_20_2" text:outline-level="2"><text:bookmark-start text:name="iv.-comparison"/>IV. Comparison<text:bookmark-end text:name="iv.-comparison"/></text:h>
      <text:h text:style-name="Heading_20_3" text:outline-level="3"><text:bookmark-start text:name="strengths-and-weaknesses"/>Strengths and weaknesses<text:bookmark-end text:name="strengths-and-weaknesses"/></text:h>
      <text:p text:style-name="First_20_paragraph">High specificity of mutations may lead to false negatives in tumor-agnostic assays. However,</text:p>
      <text:p text:style-name="Text_20_body">By sequencing both the tumor tissue and the ctDNA, variants related to clonal hematopoiesis of indeterminate potential can be directly filtered [@steensmaClonalHematopoiesisIndeterminate2015].</text:p>
      <text:h text:style-name="Heading_20_3" text:outline-level="3"><text:bookmark-start text:name="discussion-of-studies-comparing-both-approaches"/>Discussion of studies comparing both approaches<text:bookmark-end text:name="discussion-of-studies-comparing-both-approaches"/></text:h>
      <text:p text:style-name="First_20_paragraph">Tumor-informed versus tumor-agnostic approaches in addressing minimal residual disease — unraveling the optimal strategy (planning) &gt; Studies comparing both approaches</text:p>
      <text:h text:style-name="Heading_20_2" text:outline-level="2"><text:bookmark-start text:name="v.-emerging-technologies-and-future-directions"/>V. Emerging Technologies and Future Directions<text:bookmark-end text:name="v.-emerging-technologies-and-future-directions"/></text:h>
      <text:list text:style-name="L1">
        <text:list-item>
          <text:p text:style-name="P3">Fragmentomics</text:p>
        </text:list-item>
        <text:list-item>
          <text:p text:style-name="P3">CTCs</text:p>
        </text:list-item>
        <text:list-item>
          <text:p text:style-name="P3">Imaging techniques (?) (guided by AI?)</text:p>
        </text:list-item>
      </text:list>
      <text:h text:style-name="Heading_20_3" text:outline-level="3"><text:bookmark-start text:name="genomics-epigenomics-and-fragmentomics"/>1. Genomics, epigenomics and fragmentomics<text:bookmark-end text:name="genomics-epigenomics-and-fragmentomics"/></text:h>
      <text:p text:style-name="First_20_paragraph">The study of whole genome methylation markers through techniques such as cfMeDIP-seq —which enables high resolution profiling at a relatively low cost when compared with bisulfite methods— is also starting to render insightful results.</text:p>
      <text:p text:style-name="Text_20_body">The study of cfDNA fragmentation patterns —a field termed <text:span text:style-name="T1">fragmentomics</text:span>— is also starting to gain traction in the setting of tumor-agnostic MRD detection.</text:p>
      <text:p text:style-name="Text_20_body">A study in 51 metastatic cancer patients from the INSPIRE trial (NCT02644369) that followed a tumor-agnostic approach showed that cancer specific methylation predicted OS and PFS similarly to mutation concentration in ctDNA. When integrating fragmentomics, both OS and PFS prediction surpassed that of mutation concentration [@zhao1664MOTumornaiveMethylomes2022].</text:p>
      <text:p text:style-name="Text_20_body">The integration of multiple omics is certainly a target to pursue for the promise of a more sensitive and specific detection of ctDNA. <text:a xlink:type="simple" xlink:href="https://doi.org/10.1016/j.annonc.2022.07.1744" office:name=""><text:span text:style-name="Definition">Redirecting</text:span></text:a>. Similar approaches could be followed for MRD detection, although the high related costs would be currrently unaffordable for the daily clinical practice.</text:p>
      <text:p text:style-name="Text_20_body">EC:</text:p>
      <text:list text:style-name="L2">
        <text:list-item>
          <text:p text:style-name="P4">ECLIPSE</text:p>
        </text:list-item>
        <text:list-item>
          <text:p text:style-name="P4">GRAIL ??'</text:p>
        </text:list-item>
        <text:list-item>
          <text:p text:style-name="P4">MEDAL</text:p>
        </text:list-item>
      </text:list>
      <text:p text:style-name="First_20_paragraph">The potential of</text:p>
      <text:h text:style-name="Heading_20_3" text:outline-level="3"><text:bookmark-start text:name="liquid-biopsy-technologies-ctcs"/>2. Liquid Biopsy Technologies: CTCs<text:bookmark-end text:name="liquid-biopsy-technologies-ctcs"/></text:h>
      <text:h text:style-name="Heading_20_3" text:outline-level="3"><text:bookmark-start text:name="advanced-imaging-techniques"/>3. Advanced Imaging Techniques<text:bookmark-end text:name="advanced-imaging-techniques"/></text:h>
      <text:p text:style-name="P5">The application of AI in radiomics.<text:line-break/>However, ctDNA still takes</text:p>
      <text:p text:style-name="First_20_paragraph">[@tibermacineRadiomicsModellingRectal2021]</text:p>
      <text:h text:style-name="Heading_20_3" text:outline-level="3"><text:bookmark-start text:name="ai"/>4. AI<text:bookmark-end text:name="ai"/></text:h>
      <text:p text:style-name="P6">Beyond radiomics, AI also has interesting application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Tumor-informed versus tumor-agnostic approaches in addressing minimal residual disease — unraveling the optimal strategy (writing)</dc:title>
    <dc:description/>
    <dc:subject/>
    <meta:keyword/>
    <meta:initial-creator/>
    <dc:creator/>
    <meta:creation-date>2024-01-24T12:48:10Z</meta:creation-date>
    <dc:date>2024-01-24T12:48:10Z</dc:date>
    <meta:user-defined meta:name="tags" meta:value-type="string"/>
  </office:meta>
</office:document-meta>
</file>